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cm" fo:margin-bottom="0cm" loext:contextual-spacing="false"/>
    </style:style>
    <style:style style:name="T1" style:family="text">
      <style:text-properties fo:color="#0000ff" style:text-underline-style="solid" style:text-underline-width="auto" style:text-underline-color="font-color"/>
    </style:style>
    <style:style style:name="T2" style:family="text">
      <style:text-properties fo:color="#000000"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WebDriver – Scriptless Page Object Design Pattern – Part 2</text:h>
      <text:p text:style-name="P3">May 14, 2018 <text:a xlink:type="simple" xlink:href="http://www.testautomationguru.com/selenium-webdriver-scriptless-page-object-design-pattern-part-2/#respond" text:style-name="Internet_20_link" text:visited-style-name="Visited_20_Internet_20_Link">No comments</text:a> Article </text:p>
      <text:section text:style-name="Sect1" text:name="quads-ad1">
        <text:p text:style-name="P4"><text:bookmark text:name="aswift_0_anchor"/><text:bookmark text:name="aswift_0_expand"/><text:a xlink:type="simple" xlink:href="http://www.testautomationguru.com/selenium-webdriver-scriptless-page-object-design-pattern-part-2/" text:style-name="Internet_20_link" text:visited-style-name="Visited_20_Internet_20_Link">http://www.testautomationguru.com/selenium-webdriver-scriptless-page-object-design-pattern-part-2/</text:a></text:p>
      </text:section>
      <text:h text:style-name="Heading_20_2" text:outline-level="2"><text:span text:style-name="Strong_20_Emphasis">Overview:</text:span></text:h>
      <text:p text:style-name="Text_20_body">This article is continuation of Part 1 which you can read <text:a xlink:type="simple" xlink:href="http://www.testautomationguru.com/selenium-webdriver-scriptless-page-object-design-pattern-part-1/" office:target-frame-name="_blank" xlink:show="new" text:style-name="Internet_20_link" text:visited-style-name="Visited_20_Internet_20_Link"><text:span text:style-name="T1">here</text:span></text:a>.</text:p>
      <text:p text:style-name="Text_20_body">In Part 1, We created JSON based page objects. Now lets see how to use them in our automation scripts.</text:p>
      <text:h text:style-name="Heading_20_2" text:outline-level="2"><text:span text:style-name="Strong_20_Emphasis">Page Object Parser:</text:span></text:h>
      <text:p text:style-name="Text_20_body">We need some script…..by this time, you might be like, <text:span text:style-name="Emphasis">Hold on! Script? Did you not say that Scriptless!!?</text:span> Well.. Do not get upset! Please continue reading…! It will all make sense.</text:p>
      <text:p text:style-name="Text_20_body">Yes.. we need some script which is going to be just one time creation which is responsible for parsing the JSON file and interacting with the page accordingly.</text:p>
      <text:list xml:id="list3538865400" text:style-name="L1">
        <text:list-item>
          <text:p text:style-name="P5">I would be launching the website using Chrome as it is shown here. More Info on the below DriverFactory is <text:a xlink:type="simple" xlink:href="http://www.testautomationguru.com/selenium-webdriver-factory-design-pattern-using-java-8-supplier/" office:target-frame-name="_blank" xlink:show="new" text:style-name="Internet_20_link" text:visited-style-name="Visited_20_Internet_20_Link"><text:span text:style-name="T1">here</text:span></text:a>. </text:p>
        </text:list-item>
      </text:list>
      <text:p text:style-name="Preformatted_20_Text"><text:span text:style-name="Source_20_Text">WebDriver driver = DriverFactory.getDriver(DriverType.CHROME);</text:span></text:p>
      <text:p text:style-name="Preformatted_20_Text"><text:span text:style-name="Source_20_Text">driver.get("https://form.jotform.com/81665408084158");</text:span></text:p>
      <text:p text:style-name="P1">Copy</text:p>
      <text:list xml:id="list1657187724" text:style-name="L2">
        <text:list-item>
          <text:p text:style-name="P6">To parse the JSON file, I would be using Jackson library. </text:p>
        </text:list-item>
      </text:list>
      <text:p text:style-name="Preformatted_20_Text"><text:span text:style-name="Source_20_Text">//you need this to use below ObjectMapper</text:span></text:p>
      <text:p text:style-name="Preformatted_20_Text"><text:span text:style-name="Source_20_Text">import com.fasterxml.jackson.databind.ObjectMapper;</text:span></text:p>
      <text:p text:style-name="Preformatted_20_Text"/>
      <text:p text:style-name="Preformatted_20_Text"><text:span text:style-name="Source_20_Text">//To parse JSON and convert to a map</text:span></text:p>
      <text:p text:style-name="Preformatted_20_Text"><text:span text:style-name="Source_20_Text">String path = "/path/to/page-objects.json";</text:span></text:p>
      <text:p text:style-name="Preformatted_20_Text"><text:span text:style-name="Source_20_Text">Map&lt;String, Object&gt; result = new ObjectMapper().readValue(new File(path), LinkedHashMap.class);</text:span></text:p>
      <text:p text:style-name="Preformatted_20_Text"/>
      <text:p text:style-name="Preformatted_20_Text"><text:span text:style-name="Source_20_Text">//Iterate all the keys from the map &amp; enter data</text:span></text:p>
      <text:p text:style-name="Preformatted_20_Text"><text:span text:style-name="Source_20_Text">result.entrySet()</text:span></text:p>
      <text:p text:style-name="Preformatted_20_Text"><text:span text:style-name="Source_20_Text"><text:s text:c="8"/>.stream()</text:span></text:p>
      <text:p text:style-name="Preformatted_20_Text"><text:span text:style-name="Source_20_Text"><text:s text:c="8"/>.forEach(entry -&gt; {</text:span></text:p>
      <text:p text:style-name="Preformatted_20_Text"><text:span text:style-name="Source_20_Text"><text:s text:c="12"/>//find all the elements for the given name / map key</text:span></text:p>
      <text:p text:style-name="Preformatted_20_Text"><text:span text:style-name="Source_20_Text"><text:s text:c="12"/>List&lt;WebElement&gt; elements = driver.findElements(By.name(entry.getKey()));</text:span></text:p>
      <text:p text:style-name="Preformatted_20_Text"/>
      <text:p text:style-name="Preformatted_20_Text"><text:span text:style-name="Source_20_Text"><text:s text:c="12"/>//scroll into view - remove this if you do not need it</text:span></text:p>
      <text:p text:style-name="Preformatted_20_Text"><text:span text:style-name="Source_20_Text"><text:s text:c="12"/>((JavascriptExecutor) driver).executeScript("arguments[0].scrollIntoView(true);", elements.get(0));</text:span></text:p>
      <text:p text:style-name="Preformatted_20_Text"/>
      <text:p text:style-name="Preformatted_20_Text"><text:span text:style-name="Source_20_Text"><text:s text:c="12"/>//element is found already, scrolled into view</text:span></text:p>
      <text:p text:style-name="Preformatted_20_Text"><text:span text:style-name="Source_20_Text"><text:s text:c="12"/>//now it is time for entering the value</text:span></text:p>
      <text:p text:style-name="Preformatted_20_Text"><text:soft-page-break/><text:span text:style-name="Source_20_Text"><text:s text:c="12"/>ElementsHandler.handle(elements, entry.getValue());</text:span></text:p>
      <text:p text:style-name="Preformatted_20_Text"><text:span text:style-name="Source_20_Text"><text:s text:c="8"/>});</text:span></text:p>
      <text:p text:style-name="P1">Copy</text:p>
      <text:p text:style-name="Text_20_body">The above script delegates all the data entering part to the below script.</text:p>
      <text:h text:style-name="Heading_20_2" text:outline-level="2"><text:span text:style-name="Strong_20_Emphasis">Elements Handler:</text:span></text:h>
      <text:p text:style-name="Text_20_body">The below script is basically handles different types of element inputs.</text:p>
      <text:p text:style-name="Preformatted_20_Text"><text:span text:style-name="Source_20_Text">public class ElementsHandler {</text:span></text:p>
      <text:p text:style-name="Preformatted_20_Text"/>
      <text:p text:style-name="Preformatted_20_Text"><text:span text:style-name="Source_20_Text"><text:s text:c="4"/>private static final Map&lt;String, BiConsumer&lt;List&lt;WebElement&gt;, Object&gt;&gt; map = new HashMap&lt;&gt;();</text:span></text:p>
      <text:p text:style-name="Preformatted_20_Text"/>
      <text:p text:style-name="Preformatted_20_Text"><text:span text:style-name="Source_20_Text"><text:s text:c="4"/>//entering text box</text:span></text:p>
      <text:p text:style-name="Preformatted_20_Text"><text:span text:style-name="Source_20_Text"><text:s text:c="4"/>//we want only first element</text:span></text:p>
      <text:p text:style-name="Preformatted_20_Text"><text:span text:style-name="Source_20_Text"><text:s text:c="4"/>public static final BiConsumer&lt;List&lt;WebElement&gt;, Object&gt; TEXT_HANDLER = (elements, value) -&gt; {</text:span></text:p>
      <text:p text:style-name="Preformatted_20_Text"><text:span text:style-name="Source_20_Text"><text:s text:c="8"/>elements.get(0).sendKeys(value.toString());</text:span></text:p>
      <text:p text:style-name="Preformatted_20_Text"><text:span text:style-name="Source_20_Text"><text:s text:c="4"/>};</text:span></text:p>
      <text:p text:style-name="Preformatted_20_Text"/>
      <text:p text:style-name="Preformatted_20_Text"><text:span text:style-name="Source_20_Text"><text:s text:c="4"/>//radio button selection</text:span></text:p>
      <text:p text:style-name="Preformatted_20_Text"><text:span text:style-name="Source_20_Text"><text:s text:c="4"/>//iterate all the elements - click if the value matches</text:span></text:p>
      <text:p text:style-name="Preformatted_20_Text"><text:span text:style-name="Source_20_Text"><text:s text:c="4"/>public static final BiConsumer&lt;List&lt;WebElement&gt;, Object&gt; RADIO_HANDLER = (elements, value) -&gt; {</text:span></text:p>
      <text:p text:style-name="Preformatted_20_Text"><text:span text:style-name="Source_20_Text"><text:s text:c="8"/>elements.stream()</text:span></text:p>
      <text:p text:style-name="Preformatted_20_Text"><text:span text:style-name="Source_20_Text"><text:s text:c="16"/>.filter(ele -&gt; ele.getAttribute("value").equals(value))</text:span></text:p>
      <text:p text:style-name="Preformatted_20_Text"><text:span text:style-name="Source_20_Text"><text:s text:c="16"/>.forEach(WebElement::click);</text:span></text:p>
      <text:p text:style-name="Preformatted_20_Text"><text:span text:style-name="Source_20_Text"><text:s text:c="4"/>};</text:span></text:p>
      <text:p text:style-name="Preformatted_20_Text"/>
      <text:p text:style-name="Preformatted_20_Text"><text:span text:style-name="Source_20_Text"><text:s text:c="4"/>//checkbox selection</text:span></text:p>
      <text:p text:style-name="Preformatted_20_Text"><text:span text:style-name="Source_20_Text"><text:s text:c="4"/>//iterate all the elements - click all the elements if the value is present in the list</text:span></text:p>
      <text:p text:style-name="Preformatted_20_Text"><text:span text:style-name="Source_20_Text"><text:s text:c="4"/>public static final BiConsumer&lt;List&lt;WebElement&gt;, Object&gt; CHECKBOX_HANDLER = (elements, value) -&gt; {</text:span></text:p>
      <text:p text:style-name="Preformatted_20_Text"><text:span text:style-name="Source_20_Text"><text:s text:c="8"/>List&lt;String&gt; list = (List&lt;String&gt;) value;</text:span></text:p>
      <text:p text:style-name="Preformatted_20_Text"><text:span text:style-name="Source_20_Text"><text:s text:c="8"/>elements.stream()</text:span></text:p>
      <text:p text:style-name="Preformatted_20_Text"><text:span text:style-name="Source_20_Text"><text:s text:c="16"/>.filter(ele -&gt; list.contains(ele.getAttribute("value")))</text:span></text:p>
      <text:p text:style-name="Preformatted_20_Text"><text:span text:style-name="Source_20_Text"><text:s text:c="16"/>.forEach(WebElement::click);</text:span></text:p>
      <text:p text:style-name="Preformatted_20_Text"><text:span text:style-name="Source_20_Text"><text:s text:c="4"/>};</text:span></text:p>
      <text:p text:style-name="Preformatted_20_Text"/>
      <text:p text:style-name="Preformatted_20_Text"><text:span text:style-name="Source_20_Text"><text:s text:c="4"/>//dropdown selection</text:span></text:p>
      <text:p text:style-name="Preformatted_20_Text"><text:span text:style-name="Source_20_Text"><text:s text:c="4"/>//convert webelement to select</text:span></text:p>
      <text:p text:style-name="Preformatted_20_Text"><text:span text:style-name="Source_20_Text"><text:s text:c="4"/>private static final BiConsumer&lt;List&lt;WebElement&gt;, Object&gt; SELECT_HANDLER = (element, value) -&gt; {</text:span></text:p>
      <text:p text:style-name="Preformatted_20_Text"><text:span text:style-name="Source_20_Text"><text:s text:c="8"/>Select select = new Select(element.get(0));</text:span></text:p>
      <text:p text:style-name="Preformatted_20_Text"><text:span text:style-name="Source_20_Text"><text:s text:c="8"/>select.selectByValue(value.toString());</text:span></text:p>
      <text:p text:style-name="Preformatted_20_Text"><text:span text:style-name="Source_20_Text"><text:s text:c="4"/>};</text:span></text:p>
      <text:p text:style-name="Preformatted_20_Text"/>
      <text:p text:style-name="Preformatted_20_Text"><text:span text:style-name="Source_20_Text"><text:s text:c="4"/>//store all the above all elements handlers into a map</text:span></text:p>
      <text:p text:style-name="Preformatted_20_Text"><text:span text:style-name="Source_20_Text"><text:s text:c="4"/>static{</text:span></text:p>
      <text:p text:style-name="Preformatted_20_Text"><text:span text:style-name="Source_20_Text"><text:s text:c="8"/>map.put("input#text", TEXT_HANDLER);</text:span></text:p>
      <text:p text:style-name="Preformatted_20_Text"><text:span text:style-name="Source_20_Text"><text:s text:c="8"/>map.put("input#radio", RADIO_HANDLER);</text:span></text:p>
      <text:p text:style-name="Preformatted_20_Text"><text:span text:style-name="Source_20_Text"><text:s text:c="8"/>map.put("input#checkbox", CHECKBOX_HANDLER);</text:span></text:p>
      <text:p text:style-name="Preformatted_20_Text"><text:span text:style-name="Source_20_Text"><text:s text:c="8"/>map.put("select#select-one", SELECT_HANDLER);</text:span></text:p>
      <text:p text:style-name="Preformatted_20_Text"><text:span text:style-name="Source_20_Text"><text:s text:c="8"/>map.put("textarea#textarea", TEXT_HANDLER);</text:span></text:p>
      <text:p text:style-name="Preformatted_20_Text"><text:span text:style-name="Source_20_Text"><text:s text:c="4"/>}</text:span></text:p>
      <text:p text:style-name="Preformatted_20_Text"><text:soft-page-break/></text:p>
      <text:p text:style-name="Preformatted_20_Text"><text:span text:style-name="Source_20_Text"><text:s text:c="4"/>//handle element</text:span></text:p>
      <text:p text:style-name="Preformatted_20_Text"><text:span text:style-name="Source_20_Text"><text:s text:c="4"/>public static void handle(List&lt;WebElement&gt; elements, Object value){</text:span></text:p>
      <text:p text:style-name="Preformatted_20_Text"><text:span text:style-name="Source_20_Text"><text:s text:c="8"/>String key = elements.get(0).getTagName() + "#" + elements.get(0).getAttribute("type");</text:span></text:p>
      <text:p text:style-name="Preformatted_20_Text"><text:span text:style-name="Source_20_Text"><text:s text:c="8"/>map.getOrDefault(key, TEXT_HANDLER).accept(elements, value);</text:span></text:p>
      <text:p text:style-name="Preformatted_20_Text"><text:span text:style-name="Source_20_Text"><text:s text:c="4"/>}</text:span></text:p>
      <text:p text:style-name="Preformatted_20_Text"/>
      <text:p text:style-name="Preformatted_20_Text"/>
      <text:p text:style-name="Preformatted_20_Text"><text:span text:style-name="Source_20_Text">}</text:span></text:p>
      <text:p text:style-name="P1">Copy</text:p>
      <text:p text:style-name="Text_20_body">Now we have everything ready to run the script. [The data was entered by the above script. Once it is done, I manually scrolled up to show the entered data]</text:p>
      <text:p text:style-name="P2"/>
      <text:p text:style-name="Text_20_body"> </text:p>
      <text:p text:style-name="Text_20_body">Now you could keep on feeding the JSON files to the parser which knows how to enter data on the given page.</text:p>
      <text:h text:style-name="Heading_20_2" text:outline-level="2"><text:span text:style-name="Strong_20_Emphasis">Questions?</text:span></text:h>
      <text:p text:style-name="Text_20_body">I am sure you might have some questions in the approach.</text:p>
      <text:list xml:id="list3875020" text:style-name="L3">
        <text:list-item>
          <text:p text:style-name="P8"><text:span text:style-name="Strong_20_Emphasis">Will this approach work for any type of application?</text:span> </text:p>
          <text:list>
            <text:list-item>
              <text:p text:style-name="P8">Well…It depends. <text:span text:style-name="T2">Every framework will have its own pros and cons</text:span>. Our traditional page object is difficult to maintain/create for pages which have hundreds of elements. So, in those cases, this approach would work great. Usually I would try combination of all. Would not suggest a single approach for any type of application. </text:p>
            </text:list-item>
          </text:list>
        </text:list-item>
        <text:list-item>
          <text:p text:style-name="P8"><text:span text:style-name="Strong_20_Emphasis">Can I use it for my application?</text:span> </text:p>
          <text:list>
            <text:list-item>
              <text:p text:style-name="P8">Why not? You should be able to copy the scripts and try to use it for your application as well. However, Do remember that it is not a library which handles all types of applications/controls like Date input /slider etc. </text:p>
            </text:list-item>
          </text:list>
        </text:list-item>
        <text:list-item>
          <text:p text:style-name="P8"><text:span text:style-name="Strong_20_Emphasis">Will this approach would enter always hard coded data? What about dynamic data? </text:span> </text:p>
          <text:list>
            <text:list-item>
              <text:p text:style-name="P8">We can enhance this approach to a next level to enter dynamic data from CSV file/map etc. <text:span text:style-name="Strong_20_Emphasis">I have explained in the next article which is </text:span><text:a xlink:type="simple" xlink:href="http://www.testautomationguru.com/selenium-webdriver-scriptless-page-object-design-pattern-part-3/" office:target-frame-name="_blank" xlink:show="new" text:style-name="Internet_20_link" text:visited-style-name="Visited_20_Internet_20_Link"><text:span text:style-name="Strong_20_Emphasis"><text:span text:style-name="T1">here</text:span></text:span></text:a><text:span text:style-name="Strong_20_Emphasis">.</text:span> </text:p>
            </text:list-item>
          </text:list>
        </text:list-item>
        <text:list-item>
          <text:p text:style-name="P8"><text:span text:style-name="Strong_20_Emphasis">This approach enters only data. What about other page validation?</text:span> </text:p>
          <text:list>
            <text:list-item>
              <text:p text:style-name="P7">Again, It can be done by modifying the Javascript we injected in the chrome console to create page object slightly in a different format to include page validation as well. I will leave that to you. </text:p>
            </text:list-item>
          </text:list>
        </text:list-item>
      </text:list>
      <text:h text:style-name="Heading_20_2" text:outline-level="2"><text:span text:style-name="Strong_20_Emphasis">Summary:</text:span></text:h>
      <text:p text:style-name="Text_20_body">We created a JSON based page object model by injecting Javascript on the chrome console. Then by feeding it to the JSON parser, we are able to interact with the application in no time. As I had <text:soft-page-break/>mentioned, It is NOT a library for any type of applications. I had demoed a simple working example for you to understand and learn some concepts. Please use this and modify it as per your project needs.</text:p>
      <text:p text:style-name="Text_20_body">Happy Testing &amp; Subscrib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3:39:41.270904241</meta:creation-date>
    <dc:date>2018-11-03T13:40:40.764562319</dc:date>
    <meta:editing-duration>PT1M</meta:editing-duration>
    <meta:editing-cycles>1</meta:editing-cycles>
    <meta:generator>LibreOffice/6.0.6.2$Linux_X86_64 LibreOffice_project/00m0$Build-2</meta:generator>
    <meta:document-statistic meta:table-count="0" meta:image-count="0" meta:object-count="0" meta:page-count="4" meta:paragraph-count="94" meta:word-count="793" meta:character-count="5893" meta:non-whitespace-character-count="4820"/>
  </office:meta>
</office:document-meta>
</file>